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25-09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24-09-1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23-08-2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22-09-1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21-09-2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20-09-2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9-09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8-09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7-09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6-09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5-09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4-09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3-09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3-04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2-09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2-04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1-09-1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10-08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9-09-0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200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0076302401</text:p>
          </table:table-cell>
          <table:table-cell office:value-type="string" calcext:value-type="string">
            <text:p>AA Ce 133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